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3pt" officeooo:rsid="001fed60" officeooo:paragraph-rsid="001fed60" style:font-size-asian="13pt" style:font-size-complex="13pt"/>
    </style:style>
    <style:style style:name="P2" style:family="paragraph" style:parent-style-name="Standard">
      <style:paragraph-properties fo:text-align="justify" style:justify-single-word="false"/>
      <style:text-properties style:font-name="Times New Roman" fo:font-size="13pt" officeooo:rsid="002157cf" officeooo:paragraph-rsid="002157cf" style:font-size-asian="13pt" style:font-size-complex="13pt"/>
    </style:style>
    <style:style style:name="P3" style:family="paragraph" style:parent-style-name="Standard">
      <style:paragraph-properties fo:text-align="justify" style:justify-single-word="false"/>
      <style:text-properties style:font-name="Times New Roman" fo:font-size="13pt" officeooo:rsid="0036e2e0" officeooo:paragraph-rsid="0036e2e0" style:font-size-asian="13pt" style:font-size-complex="13pt"/>
    </style:style>
    <style:style style:name="P4" style:family="paragraph" style:parent-style-name="Standard">
      <style:paragraph-properties fo:text-align="justify" style:justify-single-word="false"/>
      <style:text-properties style:font-name="Times New Roman" fo:font-size="12pt" officeooo:rsid="002157cf" officeooo:paragraph-rsid="002157cf" style:font-size-asian="12pt" style:font-size-complex="12pt"/>
    </style:style>
    <style:style style:name="P5" style:family="paragraph" style:parent-style-name="Standard">
      <style:paragraph-properties fo:text-align="start" style:justify-single-word="false"/>
      <style:text-properties fo:font-size="13pt" officeooo:rsid="002157cf" officeooo:paragraph-rsid="002157cf" style:font-size-asian="13pt" style:font-size-complex="13pt"/>
    </style:style>
    <style:style style:name="P6" style:family="paragraph" style:parent-style-name="Standard">
      <style:paragraph-properties fo:text-align="justify" style:justify-single-word="false"/>
      <style:text-properties fo:font-size="13pt" officeooo:rsid="002157cf" officeooo:paragraph-rsid="0071e86d" style:font-size-asian="13pt" style:font-size-complex="13pt"/>
    </style:style>
    <style:style style:name="P7" style:family="paragraph" style:parent-style-name="Standard">
      <style:paragraph-properties fo:line-height="150%" fo:text-align="start" style:justify-single-word="false"/>
      <style:text-properties officeooo:paragraph-rsid="001e939d"/>
    </style:style>
    <style:style style:name="P8" style:family="paragraph" style:parent-style-name="Standard">
      <style:paragraph-properties fo:text-align="justify" style:justify-single-word="false"/>
      <style:text-properties fo:font-size="12pt" officeooo:rsid="002157cf" officeooo:paragraph-rsid="002157cf" style:font-size-asian="12pt" style:font-size-complex="12pt"/>
    </style:style>
    <style:style style:name="P9" style:family="paragraph" style:parent-style-name="Standard">
      <style:paragraph-properties fo:text-align="justify" style:justify-single-word="false"/>
      <style:text-properties fo:font-size="12pt" officeooo:paragraph-rsid="002157cf" style:font-size-asian="12pt" style:font-size-complex="12pt"/>
    </style:style>
    <style:style style:name="P10" style:family="paragraph" style:parent-style-name="Standard">
      <style:paragraph-properties fo:text-align="start" style:justify-single-word="false"/>
      <style:text-properties style:font-name="Times New Roman1" fo:font-size="12pt" officeooo:rsid="002157cf" officeooo:paragraph-rsid="002157cf"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officeooo:rsid="00136418" officeooo:paragraph-rsid="00136418"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officeooo:rsid="00136418" officeooo:paragraph-rsid="001e939d" style:font-size-asian="12pt" style:font-size-complex="12pt"/>
    </style:style>
    <style:style style:name="P13" style:family="paragraph" style:parent-style-name="Standard">
      <style:paragraph-properties fo:text-align="start" style:justify-single-word="false"/>
      <style:text-properties style:font-name="Times New Roman1" fo:font-size="12pt" officeooo:rsid="0023ac94" officeooo:paragraph-rsid="0023ac94"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officeooo:rsid="0013e3db" officeooo:paragraph-rsid="006a8498"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language="fr" fo:country="FR" officeooo:rsid="00136418" officeooo:paragraph-rsid="00375830"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fr" fo:country="FR" officeooo:rsid="00398348" officeooo:paragraph-rsid="00398348" style:font-size-asian="12pt" style:language-asian="zxx" style:country-asian="none" style:font-size-complex="12pt" style:language-complex="zxx" style:country-complex="none"/>
    </style:style>
    <style:style style:name="P17" style:family="paragraph" style:parent-style-name="Standard">
      <style:paragraph-properties fo:text-align="justify" style:justify-single-word="false"/>
      <style:text-properties style:font-name="Times New Roman" fo:font-size="12pt" officeooo:rsid="0021d0b7" officeooo:paragraph-rsid="0071e86d"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2157cf" officeooo:paragraph-rsid="002157cf" style:font-size-asian="12pt" style:font-size-complex="12pt"/>
    </style:style>
    <style:style style:name="P19" style:family="paragraph" style:parent-style-name="Standard">
      <style:paragraph-properties fo:line-height="150%" fo:text-align="justify" style:justify-single-word="false"/>
      <style:text-properties style:font-name="Times New Roman1" fo:font-size="12pt" fo:language="fr" fo:country="FR" officeooo:rsid="0071dbe5" officeooo:paragraph-rsid="0071dbe5" style:font-size-asian="12pt" style:font-size-complex="12pt"/>
    </style:style>
    <style:style style:name="T1" style:family="text">
      <style:text-properties style:font-name="Times New Roman"/>
    </style:style>
    <style:style style:name="T2" style:family="text">
      <style:text-properties style:font-name="Times New Roman" officeooo:rsid="0021d0b7"/>
    </style:style>
    <style:style style:name="T3" style:family="text">
      <style:text-properties style:font-name="Times New Roman" officeooo:rsid="003010fe"/>
    </style:style>
    <style:style style:name="T4" style:family="text">
      <style:text-properties style:font-name="Times New Roman" fo:font-size="13pt" officeooo:rsid="001e939d" style:font-size-asian="13pt" style:font-size-complex="13pt"/>
    </style:style>
    <style:style style:name="T5" style:family="text">
      <style:text-properties style:font-name="Times New Roman" fo:font-size="13pt" officeooo:rsid="0057a00f" style:font-size-asian="13pt" style:font-size-complex="13pt"/>
    </style:style>
    <style:style style:name="T6" style:family="text">
      <style:text-properties style:font-name="Times New Roman" fo:font-size="12pt" officeooo:rsid="0021d0b7" style:font-size-asian="12pt" style:font-size-complex="12pt"/>
    </style:style>
    <style:style style:name="T7" style:family="text">
      <style:text-properties style:font-name="Times New Roman" fo:font-size="12pt" officeooo:rsid="003010fe" style:font-size-asian="12pt" style:font-size-complex="12pt"/>
    </style:style>
    <style:style style:name="T8" style:family="text">
      <style:text-properties style:font-name="Times New Roman" officeooo:rsid="002157cf"/>
    </style:style>
    <style:style style:name="T9" style:family="text">
      <style:text-properties style:font-name="Times New Roman" officeooo:rsid="00729079"/>
    </style:style>
    <style:style style:name="T10" style:family="text">
      <style:text-properties officeooo:rsid="002f4990"/>
    </style:style>
    <style:style style:name="T11" style:family="text">
      <style:text-properties officeooo:rsid="003010fe"/>
    </style:style>
    <style:style style:name="T12" style:family="text">
      <style:text-properties officeooo:rsid="0035f225"/>
    </style:style>
    <style:style style:name="T13" style:family="text">
      <style:text-properties officeooo:rsid="003ae4e3"/>
    </style:style>
    <style:style style:name="T14" style:family="text">
      <style:text-properties fo:language="fr" fo:country="FR"/>
    </style:style>
    <style:style style:name="T15" style:family="text">
      <style:text-properties fo:language="fr" fo:country="FR" officeooo:rsid="00435ec8"/>
    </style:style>
    <style:style style:name="T16" style:family="text">
      <style:text-properties fo:language="fr" fo:country="FR" officeooo:rsid="0057311c"/>
    </style:style>
    <style:style style:name="T17" style:family="text">
      <style:text-properties fo:language="fr" fo:country="FR" officeooo:rsid="0057a00f"/>
    </style:style>
    <style:style style:name="T18" style:family="text">
      <style:text-properties fo:language="fr" fo:country="FR" officeooo:rsid="00596e38"/>
    </style:style>
    <style:style style:name="T19" style:family="text">
      <style:text-properties fo:language="fr" fo:country="FR" officeooo:rsid="006b0cd2"/>
    </style:style>
    <style:style style:name="T20" style:family="text">
      <style:text-properties fo:language="fr" fo:country="FR" officeooo:rsid="0071dbe5"/>
    </style:style>
    <style:style style:name="T21" style:family="text">
      <style:text-properties fo:language="fr" fo:country="FR" officeooo:rsid="007b0584"/>
    </style:style>
    <style:style style:name="T22" style:family="text">
      <style:text-properties fo:language="fr" fo:country="FR" officeooo:rsid="007d71e5"/>
    </style:style>
    <style:style style:name="T23" style:family="text">
      <style:text-properties fo:language="fr" fo:country="FR" officeooo:rsid="008306c2"/>
    </style:style>
    <style:style style:name="T24" style:family="text">
      <style:text-properties style:font-name="Times New Roman1" fo:font-size="12pt" officeooo:rsid="001e939d" style:font-size-asian="12pt" style:font-size-complex="12pt"/>
    </style:style>
    <style:style style:name="T25" style:family="text">
      <style:text-properties officeooo:rsid="00507a0c"/>
    </style:style>
    <style:style style:name="T26" style:family="text">
      <style:text-properties style:text-position="super 58%" officeooo:rsid="002f4990"/>
    </style:style>
    <style:style style:name="T27" style:family="text">
      <style:text-properties style:text-position="0% 100%" officeooo:rsid="00520ca9"/>
    </style:style>
    <style:style style:name="T28" style:family="text">
      <style:text-properties style:text-position="0% 100%" officeooo:rsid="0085ab89"/>
    </style:style>
    <style:style style:name="T29" style:family="text">
      <style:text-properties officeooo:rsid="005a5cbf"/>
    </style:style>
    <style:style style:name="T30" style:family="text">
      <style:text-properties officeooo:rsid="008788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bathou <text:span text:style-name="T25">BIYALOU-SAMA</text:span></text:p>
      <text:p text:style-name="P1">19 Rue des Genêts,</text:p>
      <text:p text:style-name="P1">59650, Villeneuve d’Ascq,</text:p>
      <text:p text:style-name="P2">+33 7 51 58 03 81,</text:p>
      <text:p text:style-name="P3"><text:a xlink:type="simple" xlink:href="mailto:a.biyalou-sama@etudiant.univ-lille1.fr" text:style-name="Internet_20_link" text:visited-style-name="Visited_20_Internet_20_Link">a.biyalou-sama@etudiant.univ-lille1.fr</text:a>, </text:p>
      <text:p text:style-name="P6"><text:a xlink:type="simple" xlink:href="mailto:asamabiyalou@yahoo.com" text:style-name="Internet_20_link" text:visited-style-name="Visited_20_Internet_20_Link"><text:span text:style-name="T1">asamabiyalou@yahoo.com</text:span></text:a><text:span text:style-name="T1"> <text:tab/><text:tab/><text:tab/></text:span></text:p>
      <text:p text:style-name="P17"><text:tab/><text:tab/><text:tab/><text:tab/><text:tab/><text:tab/><text:tab/></text:p>
      <text:p text:style-name="P6"><text:span text:style-name="T6"><text:tab/><text:tab/><text:tab/><text:tab/><text:tab/><text:tab/><text:tab/>À Monsieur </text:span><text:span text:style-name="T7">Alexis MULLER</text:span><text:span text:style-name="T6">,</text:span></text:p>
      <text:p text:style-name="P8"><text:span text:style-name="T2"><text:tab/><text:tab/><text:tab/><text:tab/><text:tab/><text:tab/><text:tab/></text:span><text:span text:style-name="T3">Directeur Général d’Axellience</text:span></text:p>
      <text:p text:style-name="P8"/>
      <text:p text:style-name="P8"><text:tab/><text:tab/><text:tab/><text:tab/><text:tab/><text:tab/><text:tab/><text:span text:style-name="T11">Axellience</text:span><text:span text:style-name="T2">,</text:span></text:p>
      <text:p text:style-name="P4"><text:tab/><text:tab/><text:tab/><text:tab/><text:tab/><text:tab/><text:tab/><text:span text:style-name="T11">4, Avenue des saules,</text:span></text:p>
      <text:p text:style-name="P4"><text:tab/><text:tab/><text:tab/><text:tab/><text:tab/><text:tab/><text:tab/><text:span text:style-name="T11">59000, Lille,</text:span></text:p>
      <text:p text:style-name="P9"><text:span text:style-name="T8"><text:tab/><text:tab/><text:tab/><text:tab/><text:tab/><text:tab/><text:tab/></text:span><text:span text:style-name="T3">France</text:span><text:span text:style-name="T8">.</text:span></text:p>
      <text:p text:style-name="P4"><text:tab/><text:tab/><text:tab/><text:tab/></text:p>
      <text:p text:style-name="P9"><text:span text:style-name="T8"><text:tab/><text:tab/><text:tab/><text:tab/><text:tab/><text:tab/><text:tab/></text:span><text:span text:style-name="T9">Villeneuve d’Ascq, le 02 juillet 2018</text:span></text:p>
      <text:p text:style-name="P5"><text:tab/><text:tab/><text:tab/><text:tab/><text:tab/><text:tab/><text:tab/></text:p>
      <text:p text:style-name="P13">Objet : Candidature spontanée au poste de “développeur en alternance”</text:p>
      <text:p text:style-name="P10"/>
      <text:p text:style-name="P11">Monsieur <text:span text:style-name="T12">le Directeur Général</text:span>,</text:p>
      <text:p text:style-name="P15">Etudiant en <text:span text:style-name="T10">Informatique,</text:span> <text:span text:style-name="T10">je vais intégrer le Master en Infrastructures Applicatives et Génie Logiciel (IAGL) de l’Université de Lille. Je pourrai ainsi acquérir des connaissances plus poussées dans la mise en place et la conception d’applications. En effet je dispose déjà de connaissances en conception d’applications issues de ma licence professionnelle en génie logiciel qui s’effectue généralement en 4 ans au Togo et de ma 3</text:span><text:span text:style-name="T26">ème </text:span><text:span text:style-name="T27">année de Licence Informatique à l’Université de Lille </text:span><text:span text:style-name="T28">en France</text:span><text:span text:style-name="T10">. Mon stage de Licence informatique en cours au sein de l’équipe RMoD d’Inria Lille – Nord Europe me permet de <text:s/>découvrir le domaine de la conception de haut niveau. Durant ce stage j’ai l’occasion de me familiariser avec les notions de méta modéle, de conception de haut niveau, d’analyse de code et plus généralement d’approfondir mes compétences en génie logiciel. Poursuivre en Master IAGL me permettra de formaliser plus et d’approfondir ces notions. Cependant, il me semble indispensable de mettre en pratique les connaissances acquises durant la formation. Pour cela, je souhaite faire de l’alternance et en particulier chez Axellience.</text:span></text:p>
      <text:p text:style-name="P19">Axellience serait pour moi l’oc<text:span text:style-name="T30">c</text:span>asion de continuer à travailler dans le domaine de la conception de haut niveau. Intervenir sur le développement de vos outils, comme GenMyModel, me permettrait d’appréhender une large palette du génie logiciel des technologies web, en mode Saas aux méta modèles, en passant par les aspects collaboratifs. Rejoindre votre entreprise, c’est-à-dire, une équipe dynamique de personnes issus aussi bien de l’industrie que de la recherche me permettra d’évoluer avec divers points de vue qui seront constructifs.</text:p>
      <text:p text:style-name="P14"><text:span text:style-name="T15">Ma passion étant de pouvoir offrir aux développeurs des outils de travail efficaces, je serai donc ravi d’intégrer un groupe qui œuvre dans cette perspective</text:span><text:span text:style-name="T14">. </text:span><text:span text:style-name="T16">Je dispose en effet d’une expérience en métaprogrammation sur des projets conséquents, </text:span><text:span text:style-name="T20">ainsi que</text:span><text:span text:style-name="T16"> de solides connaissances en orienté objet. </text:span><text:span text:style-name="T21">J’ai effectivement travaillé sur des projets me permettant de mettre en oeuvre des designs patterns </text:span><text:span text:style-name="T22">dont le visiteur, le décorateur et d’autres encore</text:span><text:span text:style-name="T21">. </text:span><text:span text:style-name="T23">Mes connaissances en modélisation UML <text:s/>acquises au fil de différents <text:s/>projets pourraient être mises à contribution.</text:span></text:p>
      <text:p text:style-name="P14"><text:soft-page-break/><text:span text:style-name="T19">Ayant </text:span><text:span text:style-name="T17">une bonne capacité d’adaptation, j’apprends vite. </text:span><text:span text:style-name="T18">Volontaire et sérieux,</text:span><text:span text:style-name="T17"> </text:span><text:span text:style-name="T18">j</text:span><text:span text:style-name="T17">e pourrai </text:span><text:span text:style-name="T20">éventuellement</text:span><text:span text:style-name="T17"> apporter </text:span><text:span text:style-name="T18">mes idées dans l’évolution et la mise en place</text:span><text:span text:style-name="T14"> </text:span><text:span text:style-name="T18">d’outils.</text:span></text:p>
      <text:p text:style-name="P16">Réellement enthousiaste à l’idée de rejoindre votre équipe dynamique, je reste à votre disposition pour vous rencontrer <text:span text:style-name="T29">lors</text:span> d’un entretien que vous voudrez bien fixer à votre convenance.</text:p>
      <text:p text:style-name="P16">Dans l’attente d’une <text:span text:style-name="T13">suite favorable, je vous prie de recevoir, Monsieur, l’expression de mes respectueuses salutations.</text:span></text:p>
      <text:p text:style-name="P12"/>
      <text:p text:style-name="P12"/>
      <text:p text:style-name="P7"><text:span text:style-name="T24"><text:tab/><text:tab/><text:tab/><text:tab/><text:tab/><text:tab/><text:tab/><text:tab/><text:tab/>Asbathou</text:span><text:span text:style-name="T4"> </text:span><text:span text:style-name="T5">BIYALOU-S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0:35:10.577232753</meta:creation-date>
    <dc:date>2018-07-03T09:17:28.877419965</dc:date>
    <meta:editing-duration>PT15H11M38S</meta:editing-duration>
    <meta:editing-cycles>67</meta:editing-cycles>
    <meta:generator>LibreOffice/6.0.3.2$Linux_X86_64 LibreOffice_project/00m0$Build-2</meta:generator>
    <meta:document-statistic meta:table-count="0" meta:image-count="0" meta:object-count="0" meta:page-count="2" meta:paragraph-count="25" meta:word-count="461" meta:character-count="3210" meta:non-whitespace-character-count="2686"/>
  </office:meta>
</office:document-meta>
</file>